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3" text:anchor-type="paragraph" svg:x="-1.453cm" svg:y="6.011cm" svg:width="14.332cm" svg:height="6.832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1" text:anchor-type="paragraph" svg:x="-0.826cm" svg:y="-0.37cm" svg:width="13.305cm" svg:height="6.668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2" text:anchor-type="paragraph" svg:x="12.478cm" svg:y="-0.513cm" svg:width="14.046cm" svg:height="6.909cm" draw:z-index="2"><draw:object xlink:href="./Object 2" xlink:type="simple" xlink:show="embed" xlink:actuate="onLoad"/><draw:image xlink:href="./ObjectReplacements/Object 2" xlink:type="simple" xlink:show="embed" xlink:actuate="onLoad"/></draw:frame><draw:frame text:anchor-type="paragraph" draw:z-index="0" draw:style-name="gr1" draw:text-style-name="P1" svg:width="8.217cm" svg:height="1.045cm" svg:x="9.874cm" svg:y="-1.61cm"><draw:text-box><text:p><text:span text:style-name="T1">Tableau de Bord</text:span></text:p></draw:text-box></draw:frame></text:p>
      <text:p text:style-name="Standard"><draw:frame draw:style-name="fr1" draw:name="Objet4" text:anchor-type="paragraph" svg:x="12.876cm" svg:y="0.175cm" svg:width="12.802cm" svg:height="6.854cm" draw:z-index="4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6" text:anchor-type="paragraph" svg:x="-1.386cm" svg:y="7.006cm" svg:width="13.07cm" svg:height="3.413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5" text:anchor-type="paragraph" svg:x="12.204cm" svg:y="7.146cm" svg:width="14.868cm" svg:height="3.064cm" draw:z-index="6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4-12-18T17:27:46.56</meta:creation-date>
    <dc:date>2015-01-20T08:52:51.23</dc:date>
    <dc:creator>Simon Rispal</dc:creator>
    <meta:editing-duration>PT1H20M</meta:editing-duration>
    <meta:editing-cycles>11</meta:editing-cycles>
    <meta:generator>OpenOffice/4.1.0$Win32 OpenOffice.org_project/410m18$Build-9764</meta:generator>
    <meta:document-statistic meta:table-count="0" meta:image-count="0" meta:object-count="6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4cm" svg:height="6.667cm" xlink:href="." xlink:type="simple" chart:class="chart:line" chart:style-name="ch1">
        <chart:title svg:x="3.531cm" svg:y="0.083cm" chart:style-name="ch2">
          <text:p>progression prévue et effective</text:p>
        </chart:title>
        <chart:legend svg:x="1.242cm" svg:y="0.907cm" style:legend-expansion="custom" chartooo:width="4.405cm" chartooo:height="1.946cm" style:legend-expansion-aspect-ratio="2.26361767728674" chart:style-name="ch3"/>
        <chart:plot-area chart:style-name="ch4" chart:data-source-has-labels="both" svg:x="0.514cm" svg:y="0.693cm" svg:width="12.37cm" svg:height="5.699cm">
          <chartooo:coordinate-region svg:x="1.241cm" svg:y="0.906cm" svg:width="11.643cm" svg:height="4.81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</table:table-cell>
              <table:table-cell office:value-type="string">
                <text:p>progression attendue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18">
                <text:p>0.18</text:p>
              </table:table-cell>
              <table:table-cell office:value-type="float" office:value="0.270955165692008">
                <text:p>0.270955165692008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">
                <text:p>0.24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44">
                <text:p>0.44</text:p>
              </table:table-cell>
              <table:table-cell office:value-type="float" office:value="0.495126705653021">
                <text:p>0.495126705653021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51">
                <text:p>0.51</text:p>
              </table:table-cell>
              <table:table-cell office:value-type="float" office:value="0.619883040935672">
                <text:p>0.619883040935672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6">
                <text:p>0.6</text:p>
              </table:table-cell>
              <table:table-cell office:value-type="float" office:value="0.721247563352826">
                <text:p>0.721247563352826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82261208576998">
                <text:p>0.8226120857699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45cm" svg:height="6.908cm" xlink:href="." xlink:type="simple" chart:class="chart:line" chart:style-name="ch1">
        <chart:title svg:x="-0.42cm" svg:y="0.275cm" chart:style-name="ch2">
          <text:p>nombre d'heure réalisée et nombre d'heures estimée en fonction du temps</text:p>
        </chart:title>
        <chart:legend svg:x="1.467cm" svg:y="1.457cm" style:legend-expansion="custom" chartooo:width="3.639cm" chartooo:height="1.506cm" style:legend-expansion-aspect-ratio="2.41633466135458" chart:style-name="ch3"/>
        <chart:plot-area chart:style-name="ch4" chart:data-source-has-labels="both" svg:x="0.038cm" svg:y="1.031cm" svg:width="12.962cm" svg:height="5.388cm">
          <chartooo:coordinate-region svg:x="0.845cm" svg:y="1.243cm" svg:width="12.155cm" svg:height="4.50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</table:table-cell>
              <table:table-cell office:value-type="string">
                <text:p>nb d'heures estimées 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0.2">
                <text:p>70.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137">
                <text:p>13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162.7">
                <text:p>162.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182.2">
                <text:p>182.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56.5">
                <text:p>25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1cm" svg:height="6.831cm" xlink:href="." xlink:type="simple" chart:class="chart:bar" chart:style-name="ch1">
        <chart:title svg:x="3.001cm" svg:y="0.279cm" chart:style-name="ch2">
          <text:p>rendement horaire en fonction du temps </text:p>
        </chart:title>
        <chart:legend svg:x="2.306cm" svg:y="1.552cm" style:legend-expansion="custom" chartooo:width="2.953cm" chartooo:height="1.488cm" style:legend-expansion-aspect-ratio="1.98454301075269" chart:style-name="ch3"/>
        <chart:plot-area chart:style-name="ch4" chart:data-source-has-labels="both" svg:x="0.613cm" svg:y="0.729cm" svg:width="13.52cm" svg:height="6.123cm">
          <chartooo:coordinate-region svg:x="1.525cm" svg:y="0.942cm" svg:width="12.608cm" svg:height="5.23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</table:table-cell>
              <table:table-cell office:value-type="string">
                <text:p>rendement estimé (%/h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313460356484327">
                <text:p>0.313460356484327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329308452250274">
                <text:p>0.329308452250274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2cm" svg:height="6.854cm" xlink:href="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7cm" chartooo:height="0.887cm" style:legend-expansion-aspect-ratio="5.3630214205186" chart:style-name="ch3"/>
        <chart:plot-area chart:style-name="ch4" chart:data-source-has-labels="both" svg:x="0.459cm" svg:y="1.471cm" svg:width="11.816cm" svg:height="4.815cm">
          <chartooo:coordinate-region svg:x="1.168cm" svg:y="1.683cm" svg:width="11.107cm" svg:height="3.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5.637cm"/>
    </style:style>
    <style:style style:name="co5" style:family="table-column">
      <style:table-column-properties fo:break-before="auto" style:column-width="2.4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0"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table:style-name="Default"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number-columns-repeated="10"/>
          <table:table-cell office:value-type="string">
            <text:p>initialisation </text:p>
          </table:table-cell>
          <table:table-cell table:style-name="ce1"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expression des besoins</text:p>
          </table:table-cell>
          <table:table-cell table:style-name="ce1"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escription des solutions</text:p>
          </table:table-cell>
          <table:table-cell office:value-type="string">
            <text:p>en cours </text:p>
          </table:table-cell>
          <table:table-cell office:value-type="percentage" office:value="0.33">
            <text:p>33,00%</text:p>
          </table:table-cell>
          <table:table-cell office:value-type="float" office:value="6">
            <text:p>6</text:p>
          </table:table-cell>
          <table:table-cell office:value-type="string">
            <text:p>toute l'équipe</text:p>
          </table:table-cell>
        </table:table-row>
        <table:table-row table:style-name="ro1">
          <table:table-cell table:number-columns-repeated="10"/>
          <table:table-cell office:value-type="string">
            <text:p>Évaluation des solutions</text:p>
          </table:table-cell>
          <table:table-cell office:value-type="string">
            <text:p>non commencé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20/01/2015</text:date>, <text:time>08:5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5.6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</table:table-row>
        <table:table-row table:style-name="ro1">
          <table:table-cell table:number-columns-repeated="10"/>
          <table:table-cell office:value-type="string">
            <text:p>dossier d’initialisation 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table:style-name="ce2" office:value-type="date" office:date-value="2014-12-19">
            <text:p>19/12/14</text:p>
          </table:table-cell>
        </table:table-row>
        <table:table-row table:style-name="ro1">
          <table:table-cell table:number-columns-repeated="10"/>
          <table:table-cell office:value-type="string">
            <text:p>PAQ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table:style-name="ce2" office:value-type="date" office:date-value="2014-12-12">
            <text:p>12/12/14</text:p>
          </table:table-cell>
        </table:table-row>
        <table:table-row table:style-name="ro1">
          <table:table-cell table:number-columns-repeated="10"/>
          <table:table-cell office:value-type="string">
            <text:p>Dossier d'EB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table:style-name="ce2" office:value-type="date" office:date-value="2015-01-13">
            <text:p>13/01/15</text:p>
          </table:table-cell>
        </table:table-row>
        <table:table-row table:style-name="ro1">
          <table:table-cell table:number-columns-repeated="10"/>
          <table:table-cell office:value-type="string">
            <text:p>Dossier de solution 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2" office:value-type="date" office:date-value="2015-01-23">
            <text:p>23/01/15</text:p>
          </table:table-cell>
        </table:table-row>
        <table:table-row table:style-name="ro1">
          <table:table-cell table:number-columns-repeated="10"/>
          <table:table-cell office:value-type="string">
            <text:p>Dossier de choix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2" office:value-type="date" office:date-value="2015-01-27">
            <text:p>27/01/15</text:p>
          </table:table-cell>
        </table:table-row>
        <table:table-row table:style-name="ro1">
          <table:table-cell table:number-columns-repeated="10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2" office:value-type="date" office:date-value="2015-01-27">
            <text:p>27/01/15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20/01/2015</text:date>, <text:time>08:5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